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99ff" draw:fill="solid" draw:fill-color="#cc99ff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546cm" svg:height="0.801cm" svg:x="1.152cm" svg:y="2.332cm">
          <text:p text:style-name="P1"><text:span text:style-name="T1">emergent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546cm" svg:height="0.801cm" svg:x="1.152cm" svg:y="1.332cm">
          <text:p text:style-name="P1"><text:span text:style-name="T1">eclipse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5.546cm" svg:height="0.801cm" svg:x="7.652cm" svg:y="2.332cm">
          <text:p text:style-name="P1"><text:span text:style-name="T1">eclipse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6.698cm" svg:y1="2.732cm" svg:x2="7.652cm" svg:y2="2.732cm" draw:start-shape="id1" draw:start-glue-point="1" draw:end-shape="id2" draw:end-glue-point="3" svg:d="M6698 2732h954" svg:viewBox="0 0 955 1">
          <text:p/>
        </draw:connector>
        <draw:custom-shape draw:style-name="gr1" draw:text-style-name="P2" xml:id="id4" draw:id="id4" draw:layer="layout" svg:width="5.546cm" svg:height="0.801cm" svg:x="1.152cm" svg:y="4.332cm">
          <text:p text:style-name="P1"><text:span text:style-name="T1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5.546cm" svg:height="0.801cm" svg:x="7.652cm" svg:y="3.332cm">
          <text:p text:style-name="P1"><text:span text:style-name="T1">print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6.698cm" svg:y1="2.732cm" svg:x2="7.652cm" svg:y2="3.732cm" draw:start-shape="id1" draw:start-glue-point="1" draw:end-shape="id3" svg:d="M6698 2732l954 1000" svg:viewBox="0 0 955 1001">
          <text:p/>
        </draw:connector>
        <draw:custom-shape draw:style-name="gr1" draw:text-style-name="P2" xml:id="id5" draw:id="id5" draw:layer="layout" svg:width="5.546cm" svg:height="0.801cm" svg:x="7.652cm" svg:y="4.332cm">
          <text:p text:style-name="P1"><text:span text:style-name="T1">freemem_localeclip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5.546cm" svg:height="0.801cm" svg:x="7.652cm" svg:y="5.332cm">
          <text:p text:style-name="P1"><text:span text:style-name="T1">print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6.698cm" svg:y1="4.732cm" svg:x2="7.652cm" svg:y2="4.732cm" draw:start-shape="id4" draw:start-glue-point="1" draw:end-shape="id5" draw:end-glue-point="3" svg:d="M6698 4732h954" svg:viewBox="0 0 955 1">
          <text:p/>
        </draw:connector>
        <draw:connector draw:style-name="gr2" draw:text-style-name="P1" draw:layer="layout" draw:type="line" svg:x1="6.698cm" svg:y1="4.732cm" svg:x2="7.652cm" svg:y2="5.732cm" draw:start-shape="id4" draw:start-glue-point="1" draw:end-shape="id6" draw:end-glue-point="3" svg:d="M6698 4732l954 1000" svg:viewBox="0 0 955 1001">
          <text:p/>
        </draw:connector>
        <draw:custom-shape draw:style-name="gr1" draw:text-style-name="P2" draw:layer="layout" svg:width="5.546cm" svg:height="0.801cm" svg:x="1.169cm" svg:y="6.461cm">
          <text:p text:style-name="P1"><text:span text:style-name="T1">freemem_intensityGr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7-08T15:47:10.548729982</dc:date>
    <meta:editing-duration>PT39M8S</meta:editing-duration>
    <meta:editing-cycles>3</meta:editing-cycles>
    <meta:generator>LibreOffice/4.2.8.2$Linux_X86_64 LibreOffice_project/420m0$Build-2</meta:generator>
    <meta:document-statistic meta:object-count="12"/>
  </office:meta>
</office:document-meta>
</file>